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dir="ltr" lang="ru"&gt;</text:p>
      <text:p text:style-name="Standard">&lt;head&gt;</text:p>
      <text:p text:style-name="Standard">&lt;title&gt;Вход&lt;/title&gt;</text:p>
      <text:p text:style-name="Standard">&lt;base href="https://www.cyberforum.ru/" /&gt;</text:p>
      <text:p text:style-name="Standard">&lt;meta http-equiv="Content-Type" content="text/html; charset=utf-8" /&gt;</text:p>
      <text:p text:style-name="Standard"/>
      <text:p text:style-name="Standard">&lt;meta name="keywords" content="форум программистов, компьютерный форум, киберфорум, сайберфорум, компьютеры, программирование, софт, электроника" /&gt;</text:p>
      <text:p text:style-name="Standard">&lt;meta name="description" content="КиберФорум - форум программистов, системных администраторов, администраторов баз данных, компьютерный форум, форум по электронике и бытовой технике, обсуждение софта. Бесплатная помощь в решении задач по программированию и наукам, решение проблем с компьютером, операционными системам" /&gt;</text:p>
      <text:p text:style-name="Standard"/>
      <text:p text:style-name="Standard">&lt;meta name="viewport" content="width=device-width"&gt;</text:p>
      <text:p text:style-name="Standard"/>
      <text:p text:style-name="Standard">&lt;link rel="stylesheet" type="text/css" href="//cyberstatic.net/clientscript/vbulletin_css/cyberforum.css" /&gt;</text:p>
      <text:p text:style-name="Standard">&lt;link rel="stylesheet" type="text/css" href="//cyberstatic.net/clientscript/vbulletin_important.css" /&gt;</text:p>
      <text:p text:style-name="Standard"/>
      <text:p text:style-name="Standard"/>
      <text:p text:style-name="Standard"/>
      <text:p text:style-name="Standard">&lt;script&gt;</text:p>
      <text:p text:style-name="Standard">&lt;!--</text:p>
      <text:p text:style-name="Standard">var SESSIONURL = "s=0de2b0e10463a68081b6cb741b9fcddc&amp;";</text:p>
      <text:p text:style-name="Standard">var SECURITYTOKEN = "guest";</text:p>
      <text:p text:style-name="Standard">var IMGDIR_MISC = "//cyberstatic.net/images/misc";</text:p>
      <text:p text:style-name="Standard">var vb_disable_ajax = parseInt("0", 10);</text:p>
      <text:p text:style-name="Standard">// --&gt;</text:p>
      <text:p text:style-name="Standard">&lt;/script&gt;</text:p>
      <text:p text:style-name="Standard"/>
      <text:p text:style-name="Standard">&lt;script src="//ajax.googleapis.com/ajax/libs/yui/2.9.0/build/yahoo-dom-event/yahoo-dom-event.js"&gt;&lt;/script&gt;</text:p>
      <text:p text:style-name="Standard">&lt;script src="//ajax.googleapis.com/ajax/libs/yui/2.9.0/build/connection/connection-min.js"&gt;&lt;/script&gt;</text:p>
      <text:p text:style-name="Standard">&lt;script src="//ajax.googleapis.com/ajax/libs/jquery/2.2.4/jquery.min.js"&gt;&lt;/script&gt;</text:p>
      <text:p text:style-name="Standard">&lt;script src="//cyberstatic.net/clientscript/custom/jquery.browser.min.js"&gt;&lt;/script&gt;</text:p>
      <text:p text:style-name="Standard"/>
      <text:p text:style-name="Standard">&lt;script src="//cyberstatic.net/clientscript/vbulletin_global2.js"&gt;&lt;/script&gt;</text:p>
      <text:p text:style-name="Standard"/>
      <text:p text:style-name="Standard"/>
      <text:p text:style-name="Standard">&lt;script src="//cyberstatic.net/clientscript/vbulletin_vbpost.js"&gt;&lt;/script&gt;</text:p>
      <text:p text:style-name="Standard"/>
      <text:p text:style-name="Standard"/>
      <text:p text:style-name="Standard">&lt;script src="//cyberstatic.net/clientscript/vbulletin_md5.js"&gt;&lt;/script&gt;</text:p>
      <text:p text:style-name="Standard"/>
      <text:p text:style-name="Standard"/>
      <text:p text:style-name="Standard"/>
      <text:p text:style-name="Standard"><text:tab/>&lt;link rel="alternate" type="application/rss+xml" title="Форум программистов и сисадминов Киберфорум RSS Feed" href="external.php?type=RSS2" /&gt;</text:p>
      <text:p text:style-name="Standard"><text:soft-page-break/><text:tab/></text:p>
      <text:p text:style-name="Standard"/>
      <text:p text:style-name="Standard">&lt;link type="application/opensearchdescription+xml" rel="search" href="https://www.cyberforum.ru/opensearch.xml" title="CyberForum.ru" /&gt;</text:p>
      <text:p text:style-name="Standard">&lt;link rel="stylesheet" href="//cyberstatic.net/clientscript/vbulletin_css/geshi.css" type="text/css" media="screen" /&gt;</text:p>
      <text:p text:style-name="Standard">&lt;link rel="stylesheet" type="text/css" href="//cyberstatic.net/clientscript/vbulletin_css/spoiler.css" /&gt;</text:p>
      <text:p text:style-name="Standard">&lt;script&gt;</text:p>
      <text:p text:style-name="Standard"><text:tab/>var IMGDIR_BUTTON = "//cyberstatic.net/images/buttons";</text:p>
      <text:p text:style-name="Standard">&lt;/script&gt;</text:p>
      <text:p text:style-name="Standard"/>
      <text:p text:style-name="Standard"/>
      <text:p text:style-name="Standard">&lt;script async src="https://statika.mpsuadv.ru/scripts/1191.js"&gt;&lt;/script&gt;</text:p>
      <text:p text:style-name="Standard"/>
      <text:p text:style-name="Standard"/>
      <text:p text:style-name="Standard"/>
      <text:p text:style-name="Standard">&lt;script&gt;window.yaContextCb=window.yaContextCb||[]&lt;/script&gt;</text:p>
      <text:p text:style-name="Standard">&lt;script src="https://yandex.ru/ads/system/context.js" async&gt;&lt;/script&gt;</text:p>
      <text:p text:style-name="Standard"/>
      <text:p text:style-name="Standard"/>
      <text:p text:style-name="Standard"/>
      <text:p text:style-name="Standard">&lt;/head&gt;</text:p>
      <text:p text:style-name="Standard">&lt;body&gt;</text:p>
      <text:p text:style-name="Standard"/>
      <text:p text:style-name="Standard"/>
      <text:p text:style-name="Standard">&lt;div style="min-width: 1100px; <text:s/>margin: 7px 20px 80px 20px;"&gt;</text:p>
      <text:p text:style-name="Standard"/>
      <text:p text:style-name="Standard"/>
      <text:p text:style-name="Standard">&lt;div&gt;</text:p>
      <text:p text:style-name="Standard"><text:tab/>&lt;div class="page" style="text-align: left;"&gt;</text:p>
      <text:p text:style-name="Standard"><text:tab/><text:tab/>&lt;div style="margin: 0px 3px 0px 3px" align="left"&gt;</text:p>
      <text:p text:style-name="Standard"/>
      <text:p text:style-name="Standard"/>
      <text:p text:style-name="Standard">&lt;div class="vbmenu_popup" id="vbbloglinks_menu" style="display:none;margin-top:3px" align="left"&gt;</text:p>
      <text:p text:style-name="Standard"><text:tab/>&lt;table cellpadding="4" cellspacing="1" border="0"&gt;</text:p>
      <text:p text:style-name="Standard"/>
      <text:p text:style-name="Standard"><text:tab/>&lt;tr&gt;</text:p>
      <text:p text:style-name="Standard"><text:tab/><text:tab/>&lt;td class="vbmenu_option"&gt;&lt;a href="https://www.cyberforum.ru/blogs/recent-entries/"&gt;Блоги программистов и сисадминов&lt;/a&gt;&lt;/td&gt;</text:p>
      <text:p text:style-name="Standard"><text:tab/>&lt;/tr&gt;</text:p>
      <text:p text:style-name="Standard"/>
      <text:p text:style-name="Standard"><text:tab/>&lt;/table&gt;</text:p>
      <text:p text:style-name="Standard">&lt;/div&gt;</text:p>
      <text:p text:style-name="Standard">&lt;table class="tborder" cellpadding="5" cellspacing="1" border="0" width="100%" align="center"&gt;</text:p>
      <text:p text:style-name="Standard">&lt;tr&gt;</text:p>
      <text:p text:style-name="Standard"/>
      <text:p text:style-name="Standard"><text:tab/>&lt;td class="alt1" width="100%" style="padding-left: 10px"&gt;</text:p>
      <text:p text:style-name="Standard"><text:tab/><text:tab/>&lt;a href="https://www.cyberforum.ru/" <text:s/>style="display: block; float: left; margin: 5px 25px 10px 0px"&gt;&lt;img loading="lazy" decoding="async" border="0" src="//cyberstatic.net/images/cyberforum_logo.png" height="50px" alt="Форум программистов, <text:soft-page-break/>компьютерный форум, киберфорум" title="Форум программистов, компьютерный форум, киберфорум" /&gt;&lt;/a&gt;</text:p>
      <text:p text:style-name="Standard"><text:tab/><text:tab/>&lt;div class="smallfont" style="float: right; margin: 0px 0px 0px 20px;"&gt;</text:p>
      <text:p text:style-name="Standard"><text:tab/><text:tab/><text:tab/>&lt;div class="ya-share2" data-services="vkontakte,odnoklassniki" data-image="//cyberstatic.net/images/cyberforum_logo.png"&gt;&lt;/div&gt;</text:p>
      <text:p text:style-name="Standard"><text:tab/><text:tab/>&lt;/div&gt;</text:p>
      <text:p text:style-name="Standard"><text:tab/><text:tab/><text:tab/></text:p>
      <text:p text:style-name="Standard"><text:tab/><text:tab/><text:tab/>&lt;div&gt;&lt;h1&gt;Форум программистов и сисадминов Киберфорум&lt;/h1&gt;&lt;br /&gt;&lt;span class="smallfont"&gt;КиберФорум - форум программистов и системных администраторов. Бесплатная помощь в решении задач по программированию, математике, физике и другим наукам, решение проблем с компьютером, операционными системами.&lt;/span&gt;&lt;/div&gt;</text:p>
      <text:p text:style-name="Standard"><text:tab/><text:tab/></text:p>
      <text:p text:style-name="Standard"><text:tab/>&lt;/td&gt;</text:p>
      <text:p text:style-name="Standard"/>
      <text:p text:style-name="Standard"><text:tab/>&lt;td class="alt2" style="padding: 0px"&gt;</text:p>
      <text:p text:style-name="Standard"><text:tab/><text:tab/>&lt;table cellpadding="5" cellspacing="3" border="0" width="230px"&gt;</text:p>
      <text:p text:style-name="Standard"><text:tab/><text:tab/>&lt;tr&gt;</text:p>
      <text:p text:style-name="Standard"><text:tab/><text:tab/><text:tab/>&lt;td class="smallfont" style="white-space: nowrap"&gt;&lt;b&gt;&lt;a href="https://www.cyberforum.ru/auth.php" class="forumtitle2"&gt;Войти&lt;/a&gt;&lt;/b&gt;&lt;/td&gt;</text:p>
      <text:p text:style-name="Standard"><text:tab/><text:tab/>&lt;/tr&gt;</text:p>
      <text:p text:style-name="Standard"><text:tab/><text:tab/>&lt;tr&gt;</text:p>
      <text:p text:style-name="Standard"><text:tab/><text:tab/><text:tab/>&lt;td&gt;</text:p>
      <text:p text:style-name="Standard"><text:tab/><text:tab/><text:tab/><text:tab/>&lt;b&gt;&lt;a href="https://www.cyberforum.ru/register.php"&gt;Регистрация&lt;/a&gt;&lt;/b&gt;&lt;br/&gt;</text:p>
      <text:p text:style-name="Standard"><text:tab/><text:tab/><text:tab/><text:tab/>&lt;a href="https://www.cyberforum.ru/login.php?do=lostpw"&gt;Восстановить пароль&lt;/a&gt;</text:p>
      <text:p text:style-name="Standard"><text:tab/><text:tab/><text:tab/>&lt;/td&gt;</text:p>
      <text:p text:style-name="Standard"><text:tab/><text:tab/>&lt;/tr&gt;</text:p>
      <text:p text:style-name="Standard"><text:tab/><text:tab/>&lt;/table&gt;</text:p>
      <text:p text:style-name="Standard"/>
      <text:p text:style-name="Standard"><text:tab/>&lt;/td&gt;</text:p>
      <text:p text:style-name="Standard"/>
      <text:p text:style-name="Standard">&lt;/tr&gt;</text:p>
      <text:p text:style-name="Standard">&lt;/table&gt;</text:p>
      <text:p text:style-name="Standard">&lt;div class="tborder" style="padding:1px; border-top-width:0px; margin-bottom: 3px;"&gt;</text:p>
      <text:p text:style-name="Standard"><text:tab/>&lt;table cellpadding="0" cellspacing="0" border="0" width="100%" align="center"&gt;</text:p>
      <text:p text:style-name="Standard"><text:tab/>&lt;tr align="center"&gt;</text:p>
      <text:p text:style-name="Standard"><text:tab/><text:tab/></text:p>
      <text:p text:style-name="Standard"><text:tab/><text:tab/></text:p>
      <text:p text:style-name="Standard"/>
      <text:p text:style-name="Standard"><text:tab/><text:tab/>&lt;td class="vbmenu_control"&gt;&lt;a href="https://www.cyberforum.ru/map.php"&gt;Карта форума&lt;/a&gt;&lt;/td&gt;</text:p>
      <text:p text:style-name="Standard"/>
      <text:p text:style-name="Standard"/>
      <text:p text:style-name="Standard"><text:tab/><text:tab/>&lt;td class="vbmenu_control"&gt;&lt;a id="vbbloglinks" href="blogs/"&gt;Блоги&lt;/a&gt;&lt;script&gt;vbmenu_register("vbbloglinks");&lt;/script&gt;&lt;/td&gt;</text:p>
      <text:p text:style-name="Standard"><text:tab/><text:tab/></text:p>
      <text:p text:style-name="Standard"><text:tab/><text:tab/><text:tab/></text:p>
      <text:p text:style-name="Standard"><text:tab/><text:tab/><text:tab/></text:p>
      <text:p text:style-name="Standard"><text:tab/><text:tab/><text:tab/><text:tab/>&lt;td class="vbmenu_control"&gt;&lt;a href="https://www.cyberforum.ru/groups/"&gt;Социальные группы&lt;/a&gt;&lt;/td&gt;</text:p>
      <text:p text:style-name="Standard"><text:soft-page-break/><text:tab/><text:tab/><text:tab/></text:p>
      <text:p text:style-name="Standard"><text:tab/><text:tab/></text:p>
      <text:p text:style-name="Standard"><text:tab/><text:tab/></text:p>
      <text:p text:style-name="Standard"><text:tab/><text:tab/><text:tab/></text:p>
      <text:p text:style-name="Standard"><text:tab/><text:tab/><text:tab/><text:tab/>&lt;td class="vbmenu_control"&gt;&lt;a href="https://www.cyberforum.ru/search.php" accesskey="4"&gt;Поиск&lt;/a&gt;&lt;/td&gt;</text:p>
      <text:p text:style-name="Standard"><text:tab/><text:tab/><text:tab/><text:tab/></text:p>
      <text:p text:style-name="Standard"><text:tab/><text:tab/><text:tab/><text:tab/>&lt;td class="vbmenu_control"&gt;&lt;a href="https://www.cyberforum.ru/search.php?do=getdaily" accesskey="2"&gt;Сообщения за день&lt;/a&gt;&lt;/td&gt;</text:p>
      <text:p text:style-name="Standard"><text:tab/><text:tab/><text:tab/><text:tab/></text:p>
      <text:p text:style-name="Standard"><text:tab/><text:tab/><text:tab/></text:p>
      <text:p text:style-name="Standard"/>
      <text:p text:style-name="Standard"><text:tab/><text:tab/><text:tab/></text:p>
      <text:p text:style-name="Standard"><text:tab/><text:tab/></text:p>
      <text:p text:style-name="Standard"><text:tab/><text:tab/></text:p>
      <text:p text:style-name="Standard"><text:tab/><text:tab/><text:tab/>&lt;td class="vbmenu_control"&gt;&lt;a href="https://www.cyberforum.ru/landings/edugram/index.html"&gt;Заказать работу&lt;/a&gt;&lt;/td&gt;</text:p>
      <text:p text:style-name="Standard"><text:tab/><text:tab/></text:p>
      <text:p text:style-name="Standard"><text:tab/><text:tab/></text:p>
      <text:p text:style-name="Standard"><text:tab/><text:tab/>&lt;td class="vbmenu_control" width="100%"&gt;&amp;nbsp;&lt;/td&gt;</text:p>
      <text:p text:style-name="Standard"><text:tab/><text:tab/>&lt;/tr&gt;</text:p>
      <text:p text:style-name="Standard"><text:tab/>&lt;/table&gt;</text:p>
      <text:p text:style-name="Standard">&lt;/div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br /&gt;&lt;br /&gt;</text:p>
      <text:p text:style-name="Standard"/>
      <text:p text:style-name="Standard">&lt;table class="tborder" cellpadding="5" cellspacing="1" border="0" width="800px" align="center"&gt;</text:p>
      <text:p text:style-name="Standard">&lt;tr&gt;</text:p>
      <text:p text:style-name="Standard"><text:tab/>&lt;td class="tcat"&gt;Вход&lt;/td&gt;</text:p>
      <text:p text:style-name="Standard">&lt;/tr&gt;</text:p>
      <text:p text:style-name="Standard">&lt;tr&gt;</text:p>
      <text:p text:style-name="Standard"><text:tab/>&lt;td class="panelsurround"&gt;</text:p>
      <text:p text:style-name="Standard"><text:tab/>&lt;div class="panel"&gt;</text:p>
      <text:p text:style-name="Standard"><text:tab/><text:tab/>&lt;div align="left"&gt;</text:p>
      <text:p text:style-name="Standard"/>
      <text:p text:style-name="Standard"><text:tab/><text:tab/><text:tab/>&lt;script src="//cyberstatic.net/clientscript/vbulletin_md5.js"&gt;&lt;/script&gt;</text:p>
      <text:p text:style-name="Standard"><text:tab/><text:tab/><text:tab/>&lt;form action="posting.php?do=login" method="post" onsubmit="md5hash(vb_login_password, vb_login_md5password, vb_login_md5password_utf, 1)"&gt;</text:p>
      <text:p text:style-name="Standard"><text:tab/><text:tab/><text:tab/>&lt;input type="hidden" name="do" value="login" /&gt;</text:p>
      <text:p text:style-name="Standard"><text:tab/><text:tab/><text:tab/>&lt;input type="hidden" name="url" value="/auth.php" /&gt;</text:p>
      <text:p text:style-name="Standard"><text:soft-page-break/><text:tab/><text:tab/><text:tab/>&lt;input type="hidden" name="vb_login_md5password" /&gt;</text:p>
      <text:p text:style-name="Standard"><text:tab/><text:tab/><text:tab/>&lt;input type="hidden" name="vb_login_md5password_utf" /&gt;</text:p>
      <text:p text:style-name="Standard"><text:tab/><text:tab/><text:tab/></text:p>
      <text:p text:style-name="Standard"/>
      <text:p text:style-name="Standard"><text:tab/><text:tab/><text:tab/>&lt;input type="hidden" name="s" value="0de2b0e10463a68081b6cb741b9fcddc" /&gt;</text:p>
      <text:p text:style-name="Standard"><text:tab/><text:tab/><text:tab/>&lt;input type="hidden" name="securitytoken" value="guest" /&gt;</text:p>
      <text:p text:style-name="Standard"/>
      <text:p text:style-name="Standard"><text:tab/><text:tab/><text:tab/><text:tab/>&lt;table cellpadding="0" cellspacing="3" border="0" align="center"&gt;</text:p>
      <text:p text:style-name="Standard"><text:tab/><text:tab/><text:tab/><text:tab/></text:p>
      <text:p text:style-name="Standard"><text:tab/><text:tab/><text:tab/><text:tab/>&lt;tr&gt;</text:p>
      <text:p text:style-name="Standard"><text:tab/><text:tab/><text:tab/><text:tab/><text:tab/>&lt;td&gt;E-mail:&lt;br /&gt;&lt;input type="text" class="bginput" name="vb_login_username" size="50" accesskey="u" tabindex="1" /&gt;&lt;/td&gt;</text:p>
      <text:p text:style-name="Standard"><text:tab/><text:tab/><text:tab/><text:tab/>&lt;/tr&gt;</text:p>
      <text:p text:style-name="Standard"><text:tab/><text:tab/><text:tab/><text:tab/>&lt;tr&gt;</text:p>
      <text:p text:style-name="Standard"><text:tab/><text:tab/><text:tab/><text:tab/><text:tab/>&lt;td&gt;Пароль:&lt;br /&gt;&lt;input type="password" class="bginput" name="vb_login_password" size="50" tabindex="1" /&gt;&lt;/td&gt;</text:p>
      <text:p text:style-name="Standard"><text:tab/><text:tab/><text:tab/><text:tab/>&lt;/tr&gt;</text:p>
      <text:p text:style-name="Standard"><text:tab/><text:tab/><text:tab/><text:tab/>&lt;tr&gt;</text:p>
      <text:p text:style-name="Standard"><text:tab/><text:tab/><text:tab/><text:tab/><text:tab/>&lt;td&gt;</text:p>
      <text:p text:style-name="Standard"><text:tab/><text:tab/><text:tab/><text:tab/><text:tab/><text:tab/>&lt;span class="smallfont" style="float:right"&gt;&lt;a href="posting.php?do=lostpw"&gt;Восстановить пароль&lt;/a&gt;&lt;/span&gt;</text:p>
      <text:p text:style-name="Standard"><text:tab/><text:tab/><text:tab/><text:tab/><text:tab/><text:tab/>&lt;span class="smallfont" style="float:right; margin-right: 10px"&gt;&lt;a href="register.php"&gt;Регистрация&lt;/a&gt;&lt;/span&gt;</text:p>
      <text:p text:style-name="Standard"><text:tab/><text:tab/><text:tab/><text:tab/><text:tab/><text:tab/>&lt;label for="cb_cookieuser" class="smallfont"&gt;&lt;input type="checkbox" name="cookieuser" value="1" id="cb_cookieuser" tabindex="1" checked="checked" /&gt;Запомнить?&lt;/label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text:tab/>&lt;tr&gt;</text:p>
      <text:p text:style-name="Standard"><text:tab/><text:tab/><text:tab/><text:tab/><text:tab/>&lt;td align="right"&gt;</text:p>
      <text:p text:style-name="Standard"><text:tab/><text:tab/><text:tab/><text:tab/><text:tab/><text:tab/>&lt;input type="submit" class="button" value="Вход" accesskey="s" tabindex="1" /&gt;</text:p>
      <text:p text:style-name="Standard"><text:tab/><text:tab/><text:tab/><text:tab/><text:tab/><text:tab/>&lt;input type="reset" class="button" value="Сброс" accesskey="r" tabindex="1" /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/text:p>
      <text:p text:style-name="Standard"><text:tab/><text:tab/><text:tab/>&lt;tr&gt;</text:p>
      <text:p text:style-name="Standard"><text:tab/><text:tab/><text:tab/><text:tab/>&lt;td&gt;&lt;br&gt;</text:p>
      <text:p text:style-name="Standard">&lt;input id="hash" type="hidden" name="humanverify[hash]" value="0873862c466cc00fa5a751f841afdb40" /&gt;</text:p>
      <text:p text:style-name="Standard">&lt;div class="g-recaptcha" data-sitekey="6Lep3zoUAAAAADlmf9SWa7GzNezSYjLOJY7ekF6F" data-theme="light" data-type="image"&gt;&lt;/div&gt;</text:p>
      <text:p text:style-name="Standard">&lt;noscript&gt;</text:p>
      <text:p text:style-name="Standard"><text:s text:c="2"/>&lt;div style="width: 302px; height: 352px;"&gt;</text:p>
      <text:p text:style-name="Standard"><text:s text:c="4"/>&lt;div style="width: 302px; height: 352px; position: relative;"&gt;</text:p>
      <text:p text:style-name="Standard"><text:s text:c="6"/>&lt;div style="width: 302px; height: 352px; position: absolute;"&gt;</text:p>
      <text:p text:style-name="Standard"><text:s text:c="8"/>&lt;iframe src="https://www.google.com/recaptcha/api/fallback?k=6Lep3zoUAAAAADlmf9SWa7GzNezSYjLOJY7ekF6F"</text:p>
      <text:p text:style-name="Standard"><text:s text:c="16"/>frameborder="0" scrolling="no"</text:p>
      <text:p text:style-name="Standard"><text:s text:c="16"/>style="width: 302px; height:352px; border-style: none;"&gt;</text:p>
      <text:p text:style-name="Standard"><text:soft-page-break/><text:s text:c="8"/>&lt;/iframe&gt;</text:p>
      <text:p text:style-name="Standard"><text:s text:c="6"/>&lt;/div&gt;</text:p>
      <text:p text:style-name="Standard"><text:s text:c="6"/>&lt;div style="width: 250px; height: 80px; position: absolute; border-style: none;</text:p>
      <text:p text:style-name="Standard"><text:s text:c="18"/>bottom: 21px; left: 25px; margin: 0px; padding: 0px; right: 25px;"&gt;</text:p>
      <text:p text:style-name="Standard"><text:s text:c="8"/>&lt;textarea id="g-recaptcha-response" name="g-recaptcha-response"</text:p>
      <text:p text:style-name="Standard"><text:s text:c="18"/>class="g-recaptcha-response"</text:p>
      <text:p text:style-name="Standard"><text:s text:c="18"/>style="width: 250px; height: 80px; border: 1px solid #c1c1c1;</text:p>
      <text:p text:style-name="Standard"><text:s text:c="25"/>margin: 0px; padding: 0px; resize: none;" value=""&gt;</text:p>
      <text:p text:style-name="Standard"><text:s text:c="8"/>&lt;/textarea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>&lt;/noscript&gt;</text:p>
      <text:p text:style-name="Standard">&lt;script src="https://www.google.com/recaptcha/api.js" async defer&gt;&lt;/script&gt;&lt;/td&gt;</text:p>
      <text:p text:style-name="Standard"><text:tab/><text:tab/><text:tab/>&lt;/tr&gt;</text:p>
      <text:p text:style-name="Standard"><text:tab/><text:tab/><text:tab/></text:p>
      <text:p text:style-name="Standard"><text:tab/><text:tab/><text:tab/><text:tab/>&lt;/table&gt;</text:p>
      <text:p text:style-name="Standard"/>
      <text:p text:style-name="Standard"><text:tab/><text:tab/><text:tab/></text:p>
      <text:p text:style-name="Standard"><text:tab/><text:tab/><text:tab/>&lt;/form&gt;</text:p>
      <text:p text:style-name="Standard"/>
      <text:p text:style-name="Standard"><text:tab/><text:tab/>&lt;/div&gt;</text:p>
      <text:p text:style-name="Standard"><text:tab/>&lt;/div&gt;</text:p>
      <text:p text:style-name="Standard"><text:tab/>&lt;/td&gt;</text:p>
      <text:p text:style-name="Standard">&lt;/tr&gt;</text:p>
      <text:p text:style-name="Standard">&lt;/table&gt;</text:p>
      <text:p text:style-name="Standard"/>
      <text:p text:style-name="Standard">&lt;div align="center" style="margin-top: 15px;"&gt;</text:p>
      <text:p text:style-name="Standard">&lt;table align="center" cellpadding="10" style="margin-top: 15px"&gt;</text:p>
      <text:p text:style-name="Standard">&lt;tr&gt;&lt;td&gt;</text:p>
      <text:p text:style-name="Standard">&lt;script src="//vk.com/js/api/openapi.js?115"&gt;&lt;/script&gt;</text:p>
      <text:p text:style-name="Standard">&lt;!-- VK Widget --&gt;</text:p>
      <text:p text:style-name="Standard">&lt;div id="vk_groups"&gt;&lt;/div&gt;</text:p>
      <text:p text:style-name="Standard">&lt;script&gt;</text:p>
      <text:p text:style-name="Standard">VK.Widgets.Group("vk_groups", {mode: 0, width: "400", height: "200", color1: 'FFFFFF', color2: '2B587A', color3: '5B7FA6'}, 17721573);</text:p>
      <text:p text:style-name="Standard">&lt;/script&gt;</text:p>
      <text:p text:style-name="Standard">&lt;/div&gt;</text:p>
      <text:p text:style-name="Standard">&lt;/td&gt;</text:p>
      <text:p text:style-name="Standard">&lt;td&gt;</text:p>
      <text:p text:style-name="Standard">&lt;div id="ok_group_widget"&gt;&lt;/div&gt;</text:p>
      <text:p text:style-name="Standard">&lt;script&gt;</text:p>
      <text:p text:style-name="Standard">!function (d, id, did, st) {</text:p>
      <text:p text:style-name="Standard"><text:s text:c="2"/>var js = d.createElement("script");</text:p>
      <text:p text:style-name="Standard"><text:s text:c="2"/>js.src = "https://connect.ok.ru/connect.js";</text:p>
      <text:p text:style-name="Standard"><text:s text:c="2"/>js.onload = js.onreadystatechange = function () {</text:p>
      <text:p text:style-name="Standard"><text:s text:c="2"/>if (!this.readyState || this.readyState == "loaded" || this.readyState == "complete") {</text:p>
      <text:p text:style-name="Standard"><text:s text:c="4"/>if (!this.executed) {</text:p>
      <text:p text:style-name="Standard"><text:s text:c="6"/>this.executed = true;</text:p>
      <text:p text:style-name="Standard"><text:s text:c="6"/>setTimeout(function () {</text:p>
      <text:p text:style-name="Standard"><text:s text:c="8"/>OK.CONNECT.insertGroupWidget(id,did,st);</text:p>
      <text:p text:style-name="Standard"><text:s text:c="6"/>}, 0);</text:p>
      <text:p text:style-name="Standard"><text:soft-page-break/><text:s text:c="4"/>}</text:p>
      <text:p text:style-name="Standard"><text:s text:c="2"/>}};</text:p>
      <text:p text:style-name="Standard"><text:s text:c="2"/>d.documentElement.appendChild(js);</text:p>
      <text:p text:style-name="Standard">}(document,"ok_group_widget","57350943867055",'{"width":415,"height":175}');</text:p>
      <text:p text:style-name="Standard">&lt;/script&gt;</text:p>
      <text:p text:style-name="Standard">&lt;/td&gt;</text:p>
      <text:p text:style-name="Standard">&lt;/tr&gt;&lt;/table&gt;</text:p>
      <text:p text:style-name="Standard"/>
      <text:p text:style-name="Standard"/>
      <text:p text:style-name="Standard"/>
      <text:p text:style-name="Standard"><text:tab/><text:tab/>&lt;/div&gt;</text:p>
      <text:p text:style-name="Standard"><text:tab/>&lt;/div&gt;</text:p>
      <text:p text:style-name="Standard">&lt;/div&gt;</text:p>
      <text:p text:style-name="Standard"/>
      <text:p text:style-name="Standard">&lt;div style="margin: 5px 3px 0px 3px"&gt;</text:p>
      <text:p text:style-name="Standard">&lt;form action="index.php" method="get" style="clear:left"&gt;</text:p>
      <text:p text:style-name="Standard">&lt;table cellpadding="5" cellspacing="0" border="0" class="tborder" align="center" style="width: 100%;"&gt;</text:p>
      <text:p text:style-name="Standard">&lt;tr&gt;</text:p>
      <text:p text:style-name="Standard"><text:tab/></text:p>
      <text:p text:style-name="Standard"><text:tab/></text:p>
      <text:p text:style-name="Standard"><text:tab/><text:tab/>&lt;td class="tfoot"&gt;</text:p>
      <text:p text:style-name="Standard"><text:tab/><text:tab/><text:tab/>&lt;span class="smallfont"&gt;КиберФорум - форум программистов, компьютерный форум, программирование&lt;/span&gt;</text:p>
      <text:p text:style-name="Standard"><text:tab/><text:tab/>&lt;/td&gt;</text:p>
      <text:p text:style-name="Standard"><text:tab/>&lt;td class="tfoot" align="right" colspan="2"&gt;</text:p>
      <text:p text:style-name="Standard"><text:tab/><text:tab/>&lt;div class="smallfont"&gt;</text:p>
      <text:p text:style-name="Standard"><text:tab/><text:tab/><text:tab/>&lt;strong&gt;</text:p>
      <text:p text:style-name="Standard"><text:tab/><text:tab/><text:tab/><text:tab/>&lt;a href="https://www.cyberforum.ru/donate.php"&gt;Поддержать&lt;/a&gt; -</text:p>
      <text:p text:style-name="Standard"><text:tab/><text:tab/><text:tab/><text:tab/></text:p>
      <text:p text:style-name="Standard"><text:tab/><text:tab/><text:tab/><text:tab/>&lt;a href="https://www.cyberforum.ru/advert.php"&gt;Реклама&lt;/a&gt; -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&lt;a href="sendmessage.php" accesskey="9"&gt;Обратная связь&lt;/a&gt;</text:p>
      <text:p text:style-name="Standard"><text:tab/><text:tab/><text:tab/>&lt;/strong&gt;</text:p>
      <text:p text:style-name="Standard"><text:tab/><text:tab/>&lt;/div&gt;</text:p>
      <text:p text:style-name="Standard"><text:tab/>&lt;/td&gt;</text:p>
      <text:p text:style-name="Standard">&lt;/tr&gt;</text:p>
      <text:p text:style-name="Standard">&lt;/table&gt;</text:p>
      <text:p text:style-name="Standard">&lt;table cellpadding="5" cellspacing="0" border="0" class="tborder" align="center" style="width: 100%;"&gt;</text:p>
      <text:p text:style-name="Standard">&lt;tr class="alt1" align="right"&gt;</text:p>
      <text:p text:style-name="Standard"><text:tab/>&lt;td align="left" class="smallfont"&gt;</text:p>
      <text:p text:style-name="Standard"><text:tab/><text:tab/>Powered by vBulletin&lt;br /&gt;Copyright &amp;copy;2000 - 2024, CyberForum.ru</text:p>
      <text:p text:style-name="Standard"><text:tab/>&lt;/td&gt;</text:p>
      <text:p text:style-name="Standard"><text:tab/>&lt;td align="right"&gt;</text:p>
      <text:p text:style-name="Standard">&lt;img id="licnt3981" width="88" height="31" style="border:0" </text:p>
      <text:p text:style-name="Standard"><text:soft-page-break/>title="LiveInternet: number of pageviews for 24 hours, of visitors for 24 hours and for today is shown"</text:p>
      <text:p text:style-name="Standard">src="data:image/gif;base64,R0lGODlhAQABAIAAAAAAAP/yH5BAEAAAEALAAAAAABAAEAAAIBTAA7"</text:p>
      <text:p text:style-name="Standard">alt=""/&gt;&lt;script&gt;(function(d,s){d.getElementById("licnt3981").src=</text:p>
      <text:p text:style-name="Standard">"//counter.yadro.ru/hit?t12.2;r"+escape(d.referrer)+</text:p>
      <text:p text:style-name="Standard">((typeof(s)=="undefined")?"":";s"+s.width+"*"+s.height+"*"+</text:p>
      <text:p text:style-name="Standard">(s.colorDepth?s.colorDepth:s.pixelDepth))+";u"+escape(d.URL)+</text:p>
      <text:p text:style-name="Standard">";h"+escape(d.title.substring(0,150))+";"+Math.random()})</text:p>
      <text:p text:style-name="Standard">(document,screen)&lt;/script&gt;</text:p>
      <text:p text:style-name="Standard"/>
      <text:p text:style-name="Standard"/>
      <text:p text:style-name="Standard"><text:tab/>&lt;/td&gt;</text:p>
      <text:p text:style-name="Standard">&lt;/tr&gt;</text:p>
      <text:p text:style-name="Standard">&lt;/table&gt;</text:p>
      <text:p text:style-name="Standard">&lt;/form&gt;</text:p>
      <text:p text:style-name="Standard"/>
      <text:p text:style-name="Standard"/>
      <text:p text:style-name="Standard"/>
      <text:p text:style-name="Standard"/>
      <text:p text:style-name="Standard"/>
      <text:p text:style-name="Standard">&lt;/div&gt;</text:p>
      <text:p text:style-name="Standard"/>
      <text:p text:style-name="Standard">&lt;script&gt;</text:p>
      <text:p text:style-name="Standard">var krtsts = {</text:p>
      <text:p text:style-name="Standard"><text:s text:c="3"/>"bburl": "https://www.cyberforum.ru"</text:p>
      <text:p text:style-name="Standard">};</text:p>
      <text:p text:style-name="Standard">&lt;/script&gt;</text:p>
      <text:p text:style-name="Standard">&lt;script async src="//cyberstatic.net/clientscript/kr_scripts/tests/addedit.js"&gt;&lt;/script&gt;</text:p>
      <text:p text:style-name="Standard">&lt;script async src="//cyberstatic.net/clientscript/kr_scripts/bestanswer/bestanswer.js"&gt;&lt;/script&gt;</text:p>
      <text:p text:style-name="Standard">&lt;script&gt;</text:p>
      <text:p text:style-name="Standard"><text:s text:c="6"/>var krba_options = {</text:p>
      <text:p text:style-name="Standard"><text:s text:c="10"/>img_is_answer: '//cyberstatic.net/images/buttons/is_answer.png',</text:p>
      <text:p text:style-name="Standard"><text:s text:c="10"/>img_is_not_answer: '//cyberstatic.net/images/buttons/is_not_answer.png'</text:p>
      <text:p text:style-name="Standard"><text:s text:c="6"/>},</text:p>
      <text:p text:style-name="Standard"><text:s text:c="6"/>KRBA = new AJAX_KRBA(krba_options);</text:p>
      <text:p text:style-name="Standard">&lt;/script&gt;</text:p>
      <text:p text:style-name="Standard"/>
      <text:p text:style-name="Standard">&lt;link rel="stylesheet" type="text/css" href="//cyberstatic.net/clientscript/kr_scripts/thumbsup/thumbs.css" /&gt;</text:p>
      <text:p text:style-name="Standard">&lt;script&gt;</text:p>
      <text:p text:style-name="Standard">var krthumbs = {</text:p>
      <text:p text:style-name="Standard"><text:s text:c="2"/>confirm_delete_pos: 'Вы действительно хотите удалить все положительные оценки?',</text:p>
      <text:p text:style-name="Standard"><text:s text:c="2"/>confirm_delete_neg: 'Вы действительно хотите удалить все отрицательные оценки?'</text:p>
      <text:p text:style-name="Standard">}</text:p>
      <text:p text:style-name="Standard">&lt;/script&gt;</text:p>
      <text:p text:style-name="Standard">&lt;script async src="//cyberstatic.net/clientscript/kr_scripts/thumbsup/thumbsup.js"&gt;&lt;/script&gt;</text:p>
      <text:p text:style-name="Standard"/>
      <text:p text:style-name="Standard">&lt;script&gt;</text:p>
      <text:p text:style-name="Standard">var krtsts = new krtsts_ctrl();</text:p>
      <text:p text:style-name="Standard">&lt;/script&gt;</text:p>
      <text:p text:style-name="Standard"/>
      <text:p text:style-name="Standard"><text:soft-page-break/>&lt;style type="text/css"&gt;</text:p>
      <text:p text:style-name="Standard"><text:tab/>span.sortarrow {position:absolute;}</text:p>
      <text:p text:style-name="Standard"><text:tab/>span.sortarrow img {border:0;}</text:p>
      <text:p text:style-name="Standard"><text:tab/>a.sortheader {text-decoration:none; display:block; width:100%;}</text:p>
      <text:p text:style-name="Standard">&lt;/style&gt;</text:p>
      <text:p text:style-name="Standard"/>
      <text:p text:style-name="Standard">&lt;script async src="//cyberstatic.net/clientscript/vbulletin_autosave.js"&gt;&lt;/script&gt;</text:p>
      <text:p text:style-name="Standard">&lt;script async src="//cyberstatic.net/clientscript/custom/CtrlPagenav.js"&gt;&lt;/script&gt;</text:p>
      <text:p text:style-name="Standard">&lt;script async src="//cyberstatic.net/clientscript/custom/spoiler.js"&gt;&lt;/script&gt;</text:p>
      <text:p text:style-name="Standard">&lt;script async src="//cyberstatic.net/clientscript/custom/topbutton.js"&gt;&lt;/script&gt;</text:p>
      <text:p text:style-name="Standard">&lt;script async src="//cyberstatic.net/clientscript/sorttable.js"&gt;&lt;/script&gt;</text:p>
      <text:p text:style-name="Standard"/>
      <text:p text:style-name="Standard">&lt;script async src="//cyberstatic.net/clientscript/custom/selectcode.js"&gt;&lt;/script&gt;</text:p>
      <text:p text:style-name="Standard"/>
      <text:p text:style-name="Standard"/>
      <text:p text:style-name="Standard">&lt;script async src="https://www.googletagmanager.com/gtag/js?id=G-9SNPZSB2SN"&gt;&lt;/script&gt;</text:p>
      <text:p text:style-name="Standard">&lt;script&gt;</text:p>
      <text:p text:style-name="Standard"><text:s text:c="2"/>window.dataLayer = window.dataLayer || [];</text:p>
      <text:p text:style-name="Standard"><text:s text:c="2"/>function gtag(){dataLayer.push(arguments);}</text:p>
      <text:p text:style-name="Standard"><text:s text:c="2"/>gtag('js', new Date());</text:p>
      <text:p text:style-name="Standard"/>
      <text:p text:style-name="Standard"><text:s text:c="2"/>gtag('config', 'G-9SNPZSB2SN');</text:p>
      <text:p text:style-name="Standard">&lt;/script&gt;</text:p>
      <text:p text:style-name="Standard"/>
      <text:p text:style-name="Standard">&lt;script type="text/javascript" &gt; (function(m,e,t,r,i,k,a){m[i]=m[i]||function(){(m[i].a=m[i].a||[]).push(arguments)}; m[i].l=1*new Date();k=e.createElement(t),a=e.getElementsByTagName(t)[0],k.async=1,k.src=r,a.parentNode.insertBefore(k,a)}) (window, document, "script", "https://mc.yandex.ru/metrika/tag.js", "ym"); ym(50312308, "init", { clickmap:true, trackLinks:true, accurateTrackBounce:true }); &lt;/script&gt; &lt;noscript&gt;&lt;div&gt;&lt;img src="https://mc.yandex.ru/watch/50312308" style="position:absolute; left:-9999px;" alt="" /&gt;&lt;/div&gt;&lt;/noscript&gt;</text:p>
      <text:p text:style-name="Standard"/>
      <text:p text:style-name="Standard"/>
      <text:p text:style-name="Standard">&lt;script async&gt;</text:p>
      <text:p text:style-name="Standard">&lt;!--</text:p>
      <text:p text:style-name="Standard"><text:tab/>// Main vBulletin Javascript Initialization</text:p>
      <text:p text:style-name="Standard"><text:tab/>vBulletin_init();</text:p>
      <text:p text:style-name="Standard">//--&gt;</text:p>
      <text:p text:style-name="Standard">&lt;/script&gt;</text:p>
      <text:p text:style-name="Standard"/>
      <text:p text:style-name="Standard">&lt;div id="top-link"&gt;</text:p>
      <text:p text:style-name="Standard"><text:tab/>&lt;span id="topicon" title="Наверх"&gt;&lt;/span&gt;&lt;span id="toptext"&gt;Наверх&lt;/span&gt;</text:p>
      <text:p text:style-name="Standard">&lt;/div&gt;</text:p>
      <text:p text:style-name="Standard"/>
      <text:p text:style-name="Standard">&lt;script async src="//yastatic.net/share2/share.js"&gt;&lt;/script&gt;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9:23:42.464786042</meta:creation-date>
    <dc:date>2024-10-04T09:27:11.914633862</dc:date>
    <meta:editing-duration>PT3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20" meta:word-count="957" meta:character-count="13739" meta:non-whitespace-character-count="12415"/>
  </office:meta>
</office:document-meta>
</file>